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c1Shee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formula="of:=5/9" office:value-type="float" office:value="0.555555555555556">
            <text:p>0.56</text:p>
          </table:table-cell>
          <table:table-cell office:value-type="string">
            <text:p><text:s/>= Slope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-[.G3]*32" office:value-type="float" office:value="-17.7777777777778">
            <text:p>-17.78</text:p>
          </table:table-cell>
          <table:table-cell office:value-type="string">
            <text:p><text:s/>= Intercep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>
            <text:p>20.00</text:p>
          </table:table-cell>
          <table:table-cell office:value-type="string">
            <text:p><text:s/>= Magnitude of Nois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([.K13]*[.K14]-[.K15]*[.C51])/([.K13]*[.K13]-[.K16]*[.C51])" office:value-type="float" office:value="0.575896014264541">
            <text:p>0.58</text:p>
          </table:table-cell>
          <table:table-cell office:value-type="string">
            <text:p><text:s/>= Calculated Slope <text:s/>(SxSy-nSyx)/(Sx*Sx-n*Sxx)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K14]-[.G7]*[.K13])/[.C51]" office:value-type="float" office:value="-19.9548023748688">
            <text:p>-19.95</text:p>
          </table:table-cell>
          <table:table-cell office:value-type="string">
            <text:p><text:s/>= Calculated Intercept (Sy-m*Sx)/n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= Sum_x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Degree F</text:p>
          </table:table-cell>
          <table:table-cell office:value-type="string">
            <text:p>Degree C</text:p>
          </table:table-cell>
          <table:table-cell office:value-type="string">
            <text:p>Error</text:p>
          </table:table-cell>
          <table:table-cell table:style-name="ce2" office:value-type="string">
            <text:p>Measurement</text:p>
          </table:table-cell>
          <table:table-cell table:number-columns-repeated="2" table:style-name="ce2" office:value-type="string">
            <text:p>Derive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table:style-name="ce2" office:value-type="string">
            <text:p>y'</text:p>
          </table:table-cell>
          <table:table-cell table:style-name="ce2" office:value-type="string">
            <text:p>x*y'</text:p>
          </table:table-cell>
          <table:table-cell table:style-name="ce2" office:value-type="string">
            <text:p>x*x</text:p>
          </table:table-cell>
          <table:table-cell/>
          <table:table-cell table:formula="of:=SUM([.D15:.D51])" office:value-type="float" office:value="4514">
            <text:p>4514.00</text:p>
          </table:table-cell>
          <table:table-cell office:value-type="string">
            <text:p><text:s/>= Sum_x</text:p>
          </table:table-cell>
        </table:table-row>
        <table:table-row table:style-name="ro1">
          <table:table-cell table:number-columns-repeated="6"/>
          <table:table-cell table:style-name="ce2" table:number-columns-repeated="3"/>
          <table:table-cell/>
          <table:table-cell table:formula="of:=SUM([.G15:.G51])" office:value-type="float" office:value="1861.26692051999">
            <text:p>1861.27</text:p>
          </table:table-cell>
          <table:table-cell office:value-type="string">
            <text:p><text:s/>= Sum_y'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32">
            <text:p>32.00</text:p>
          </table:table-cell>
          <table:table-cell table:style-name="ce3" table:formula="of:=[.D15]*[.$G$3]+[.$G$4]" office:value-type="float" office:value="0">
            <text:p>0.00</text:p>
          </table:table-cell>
          <table:table-cell table:formula="of:=2*(RAND()-0.5)*[.$G$5]" office:value-type="float" office:value="-6.57663294114172">
            <text:p>-6.58</text:p>
          </table:table-cell>
          <table:table-cell table:style-name="ce2" table:formula="of:=[.E15]+[.F15]" office:value-type="float" office:value="-6.57663294114172">
            <text:p>-6.58</text:p>
          </table:table-cell>
          <table:table-cell table:style-name="ce2" table:formula="of:=[.D15]*[.G15]" office:value-type="float" office:value="-210.452254116535">
            <text:p>-210.45</text:p>
          </table:table-cell>
          <table:table-cell table:style-name="ce2" table:formula="of:=[.D15]*[.D15]" office:value-type="float" office:value="1024">
            <text:p>1024.00</text:p>
          </table:table-cell>
          <table:table-cell/>
          <table:table-cell table:formula="of:=SUM([.H15:.H51])" office:value-type="float" office:value="287802.799007635">
            <text:p>287802.80</text:p>
          </table:table-cell>
          <table:table-cell office:value-type="string">
            <text:p><text:s/>= Sum_xy'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7">
            <text:p>37.00</text:p>
          </table:table-cell>
          <table:table-cell table:formula="of:=[.D16]*[.$G$3]+[.$G$4]" office:value-type="float" office:value="2.77777777777778">
            <text:p>2.78</text:p>
          </table:table-cell>
          <table:table-cell table:formula="of:=2*(RAND()-0.5)*[.$G$5]" office:value-type="float" office:value="-13.9444471243769">
            <text:p>-13.94</text:p>
          </table:table-cell>
          <table:table-cell table:style-name="ce2" table:formula="of:=[.E16]+[.F16]" office:value-type="float" office:value="-11.1666693465991">
            <text:p>-11.17</text:p>
          </table:table-cell>
          <table:table-cell table:style-name="ce2" table:formula="of:=[.D16]*[.G16]" office:value-type="float" office:value="-413.166765824167">
            <text:p>-413.17</text:p>
          </table:table-cell>
          <table:table-cell table:style-name="ce2" table:formula="of:=[.D16]*[.D16]" office:value-type="float" office:value="1369">
            <text:p>1369.00</text:p>
          </table:table-cell>
          <table:table-cell/>
          <table:table-cell table:formula="of:=SUM([.I15:.I51])" office:value-type="float" office:value="656158">
            <text:p>656158.00</text:p>
          </table:table-cell>
          <table:table-cell office:value-type="string">
            <text:p><text:s/>= Sum_x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2">
            <text:p>42.00</text:p>
          </table:table-cell>
          <table:table-cell table:formula="of:=[.D17]*[.$G$3]+[.$G$4]" office:value-type="float" office:value="5.55555555555556">
            <text:p>5.56</text:p>
          </table:table-cell>
          <table:table-cell table:formula="of:=2*(RAND()-0.5)*[.$G$5]" office:value-type="float" office:value="-10.8717745263129">
            <text:p>-10.87</text:p>
          </table:table-cell>
          <table:table-cell table:style-name="ce2" table:formula="of:=[.E17]+[.F17]" office:value-type="float" office:value="-5.31621897075739">
            <text:p>-5.32</text:p>
          </table:table-cell>
          <table:table-cell table:style-name="ce2" table:formula="of:=[.D17]*[.G17]" office:value-type="float" office:value="-223.28119677181">
            <text:p>-223.28</text:p>
          </table:table-cell>
          <table:table-cell table:style-name="ce2" table:formula="of:=[.D17]*[.D17]" office:value-type="float" office:value="1764">
            <text:p>17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7">
            <text:p>47.00</text:p>
          </table:table-cell>
          <table:table-cell table:formula="of:=[.D18]*[.$G$3]+[.$G$4]" office:value-type="float" office:value="8.33333333333333">
            <text:p>8.33</text:p>
          </table:table-cell>
          <table:table-cell table:formula="of:=2*(RAND()-0.5)*[.$G$5]" office:value-type="float" office:value="16.5814998839051">
            <text:p>16.58</text:p>
          </table:table-cell>
          <table:table-cell table:style-name="ce2" table:formula="of:=[.E18]+[.F18]" office:value-type="float" office:value="24.9148332172384">
            <text:p>24.91</text:p>
          </table:table-cell>
          <table:table-cell table:style-name="ce2" table:formula="of:=[.D18]*[.G18]" office:value-type="float" office:value="1170.9971612102">
            <text:p>1171.00</text:p>
          </table:table-cell>
          <table:table-cell table:style-name="ce2" table:formula="of:=[.D18]*[.D18]" office:value-type="float" office:value="2209">
            <text:p>2209.00</text:p>
          </table:table-cell>
          <table:table-cell>
            <draw:frame table:end-cell-address="Calc1Sheet.Q51" table:end-x="0.815in" table:end-y="0.1295in" draw:z-index="0" draw:style-name="gr1" draw:text-style-name="P1" svg:width="6.1512in" svg:height="5.974in" svg:x="0.887in" svg:y="0.0232in">
              <draw:object draw:notify-on-update-of-ranges="Calc1Sheet.E12:Calc1Sheet.E13 Calc1Sheet.E15:Calc1Sheet.E51 Calc1Sheet.D15:Calc1Sheet.D51 Calc1Sheet.G12:Calc1Sheet.G13 Calc1Sheet.G15:Calc1Sheet.G50 Calc1Sheet.D15:Calc1Sheet.D51 Calc1Sheet.F12:Calc1Sheet.F12 Calc1Sheet.F15:Calc1Sheet.F51 Calc1Sheet.D15:Calc1Sheet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2">
            <text:p>52.00</text:p>
          </table:table-cell>
          <table:table-cell table:formula="of:=[.D19]*[.$G$3]+[.$G$4]" office:value-type="float" office:value="11.1111111111111">
            <text:p>11.11</text:p>
          </table:table-cell>
          <table:table-cell table:formula="of:=2*(RAND()-0.5)*[.$G$5]" office:value-type="float" office:value="2.3810335341841">
            <text:p>2.38</text:p>
          </table:table-cell>
          <table:table-cell table:style-name="ce2" table:formula="of:=[.E19]+[.F19]" office:value-type="float" office:value="13.4921446452952">
            <text:p>13.49</text:p>
          </table:table-cell>
          <table:table-cell table:style-name="ce2" table:formula="of:=[.D19]*[.G19]" office:value-type="float" office:value="701.591521555351">
            <text:p>701.59</text:p>
          </table:table-cell>
          <table:table-cell table:style-name="ce2" table:formula="of:=[.D19]*[.D19]" office:value-type="float" office:value="2704">
            <text:p>27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7">
            <text:p>57.00</text:p>
          </table:table-cell>
          <table:table-cell table:formula="of:=[.D20]*[.$G$3]+[.$G$4]" office:value-type="float" office:value="13.8888888888889">
            <text:p>13.89</text:p>
          </table:table-cell>
          <table:table-cell table:formula="of:=2*(RAND()-0.5)*[.$G$5]" office:value-type="float" office:value="-10.2681120764464">
            <text:p>-10.27</text:p>
          </table:table-cell>
          <table:table-cell table:style-name="ce2" table:formula="of:=[.E20]+[.F20]" office:value-type="float" office:value="3.62077681244248">
            <text:p>3.62</text:p>
          </table:table-cell>
          <table:table-cell table:style-name="ce2" table:formula="of:=[.D20]*[.G20]" office:value-type="float" office:value="206.384278309221">
            <text:p>206.38</text:p>
          </table:table-cell>
          <table:table-cell table:style-name="ce2" table:formula="of:=[.D20]*[.D20]" office:value-type="float" office:value="3249">
            <text:p>32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2">
            <text:p>62.00</text:p>
          </table:table-cell>
          <table:table-cell table:formula="of:=[.D21]*[.$G$3]+[.$G$4]" office:value-type="float" office:value="16.6666666666667">
            <text:p>16.67</text:p>
          </table:table-cell>
          <table:table-cell table:formula="of:=2*(RAND()-0.5)*[.$G$5]" office:value-type="float" office:value="8.07849179022014">
            <text:p>8.08</text:p>
          </table:table-cell>
          <table:table-cell table:style-name="ce2" table:formula="of:=[.E21]+[.F21]" office:value-type="float" office:value="24.7451584568868">
            <text:p>24.75</text:p>
          </table:table-cell>
          <table:table-cell table:style-name="ce2" table:formula="of:=[.D21]*[.G21]" office:value-type="float" office:value="1534.19982432698">
            <text:p>1534.20</text:p>
          </table:table-cell>
          <table:table-cell table:style-name="ce2" table:formula="of:=[.D21]*[.D21]" office:value-type="float" office:value="3844">
            <text:p>38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7">
            <text:p>67.00</text:p>
          </table:table-cell>
          <table:table-cell table:formula="of:=[.D22]*[.$G$3]+[.$G$4]" office:value-type="float" office:value="19.4444444444444">
            <text:p>19.44</text:p>
          </table:table-cell>
          <table:table-cell table:formula="of:=2*(RAND()-0.5)*[.$G$5]" office:value-type="float" office:value="18.3262906223536">
            <text:p>18.33</text:p>
          </table:table-cell>
          <table:table-cell table:style-name="ce2" table:formula="of:=[.E22]+[.F22]" office:value-type="float" office:value="37.770735066798">
            <text:p>37.77</text:p>
          </table:table-cell>
          <table:table-cell table:style-name="ce2" table:formula="of:=[.D22]*[.G22]" office:value-type="float" office:value="2530.63924947547">
            <text:p>2530.64</text:p>
          </table:table-cell>
          <table:table-cell table:style-name="ce2" table:formula="of:=[.D22]*[.D22]" office:value-type="float" office:value="4489">
            <text:p>44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2">
            <text:p>72.00</text:p>
          </table:table-cell>
          <table:table-cell table:formula="of:=[.D23]*[.$G$3]+[.$G$4]" office:value-type="float" office:value="22.2222222222222">
            <text:p>22.22</text:p>
          </table:table-cell>
          <table:table-cell table:formula="of:=2*(RAND()-0.5)*[.$G$5]" office:value-type="float" office:value="9.53584556467831">
            <text:p>9.54</text:p>
          </table:table-cell>
          <table:table-cell table:style-name="ce2" table:formula="of:=[.E23]+[.F23]" office:value-type="float" office:value="31.7580677869005">
            <text:p>31.76</text:p>
          </table:table-cell>
          <table:table-cell table:style-name="ce2" table:formula="of:=[.D23]*[.G23]" office:value-type="float" office:value="2286.58088065684">
            <text:p>2286.58</text:p>
          </table:table-cell>
          <table:table-cell table:style-name="ce2" table:formula="of:=[.D23]*[.D23]" office:value-type="float" office:value="5184">
            <text:p>51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77">
            <text:p>77.00</text:p>
          </table:table-cell>
          <table:table-cell table:formula="of:=[.D24]*[.$G$3]+[.$G$4]" office:value-type="float" office:value="25">
            <text:p>25.00</text:p>
          </table:table-cell>
          <table:table-cell table:formula="of:=2*(RAND()-0.5)*[.$G$5]" office:value-type="float" office:value="19.613660145551">
            <text:p>19.61</text:p>
          </table:table-cell>
          <table:table-cell table:style-name="ce2" table:formula="of:=[.E24]+[.F24]" office:value-type="float" office:value="44.613660145551">
            <text:p>44.61</text:p>
          </table:table-cell>
          <table:table-cell table:style-name="ce2" table:formula="of:=[.D24]*[.G24]" office:value-type="float" office:value="3435.25183120742">
            <text:p>3435.25</text:p>
          </table:table-cell>
          <table:table-cell table:style-name="ce2" table:formula="of:=[.D24]*[.D24]" office:value-type="float" office:value="5929">
            <text:p>59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2">
            <text:p>82.00</text:p>
          </table:table-cell>
          <table:table-cell table:formula="of:=[.D25]*[.$G$3]+[.$G$4]" office:value-type="float" office:value="27.7777777777778">
            <text:p>27.78</text:p>
          </table:table-cell>
          <table:table-cell table:formula="of:=2*(RAND()-0.5)*[.$G$5]" office:value-type="float" office:value="-8.9580465760082">
            <text:p>-8.96</text:p>
          </table:table-cell>
          <table:table-cell table:style-name="ce2" table:formula="of:=[.E25]+[.F25]" office:value-type="float" office:value="18.8197312017696">
            <text:p>18.82</text:p>
          </table:table-cell>
          <table:table-cell table:style-name="ce2" table:formula="of:=[.D25]*[.G25]" office:value-type="float" office:value="1543.21795854511">
            <text:p>1543.22</text:p>
          </table:table-cell>
          <table:table-cell table:style-name="ce2" table:formula="of:=[.D25]*[.D25]" office:value-type="float" office:value="6724">
            <text:p>67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7">
            <text:p>87.00</text:p>
          </table:table-cell>
          <table:table-cell table:formula="of:=[.D26]*[.$G$3]+[.$G$4]" office:value-type="float" office:value="30.5555555555556">
            <text:p>30.56</text:p>
          </table:table-cell>
          <table:table-cell table:formula="of:=2*(RAND()-0.5)*[.$G$5]" office:value-type="float" office:value="12.8681124933064">
            <text:p>12.87</text:p>
          </table:table-cell>
          <table:table-cell table:style-name="ce2" table:formula="of:=[.E26]+[.F26]" office:value-type="float" office:value="43.423668048862">
            <text:p>43.42</text:p>
          </table:table-cell>
          <table:table-cell table:style-name="ce2" table:formula="of:=[.D26]*[.G26]" office:value-type="float" office:value="3777.85912025099">
            <text:p>3777.86</text:p>
          </table:table-cell>
          <table:table-cell table:style-name="ce2" table:formula="of:=[.D26]*[.D26]" office:value-type="float" office:value="7569">
            <text:p>75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92">
            <text:p>92.00</text:p>
          </table:table-cell>
          <table:table-cell table:formula="of:=[.D27]*[.$G$3]+[.$G$4]" office:value-type="float" office:value="33.3333333333333">
            <text:p>33.33</text:p>
          </table:table-cell>
          <table:table-cell table:formula="of:=2*(RAND()-0.5)*[.$G$5]" office:value-type="float" office:value="-18.7665076367557">
            <text:p>-18.77</text:p>
          </table:table-cell>
          <table:table-cell table:style-name="ce2" table:formula="of:=[.E27]+[.F27]" office:value-type="float" office:value="14.5668256965776">
            <text:p>14.57</text:p>
          </table:table-cell>
          <table:table-cell table:style-name="ce2" table:formula="of:=[.D27]*[.G27]" office:value-type="float" office:value="1340.14796408514">
            <text:p>1340.15</text:p>
          </table:table-cell>
          <table:table-cell table:style-name="ce2" table:formula="of:=[.D27]*[.D27]" office:value-type="float" office:value="8464">
            <text:p>84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97">
            <text:p>97.00</text:p>
          </table:table-cell>
          <table:table-cell table:formula="of:=[.D28]*[.$G$3]+[.$G$4]" office:value-type="float" office:value="36.1111111111111">
            <text:p>36.11</text:p>
          </table:table-cell>
          <table:table-cell table:formula="of:=2*(RAND()-0.5)*[.$G$5]" office:value-type="float" office:value="-11.7462014500052">
            <text:p>-11.75</text:p>
          </table:table-cell>
          <table:table-cell table:style-name="ce2" table:formula="of:=[.E28]+[.F28]" office:value-type="float" office:value="24.3649096611059">
            <text:p>24.36</text:p>
          </table:table-cell>
          <table:table-cell table:style-name="ce2" table:formula="of:=[.D28]*[.G28]" office:value-type="float" office:value="2363.39623712728">
            <text:p>2363.40</text:p>
          </table:table-cell>
          <table:table-cell table:style-name="ce2" table:formula="of:=[.D28]*[.D28]" office:value-type="float" office:value="9409">
            <text:p>94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02">
            <text:p>102.00</text:p>
          </table:table-cell>
          <table:table-cell table:formula="of:=[.D29]*[.$G$3]+[.$G$4]" office:value-type="float" office:value="38.8888888888889">
            <text:p>38.89</text:p>
          </table:table-cell>
          <table:table-cell table:formula="of:=2*(RAND()-0.5)*[.$G$5]" office:value-type="float" office:value="3.51827155798674">
            <text:p>3.52</text:p>
          </table:table-cell>
          <table:table-cell table:style-name="ce2" table:formula="of:=[.E29]+[.F29]" office:value-type="float" office:value="42.4071604468756">
            <text:p>42.41</text:p>
          </table:table-cell>
          <table:table-cell table:style-name="ce2" table:formula="of:=[.D29]*[.G29]" office:value-type="float" office:value="4325.53036558131">
            <text:p>4325.53</text:p>
          </table:table-cell>
          <table:table-cell table:style-name="ce2" table:formula="of:=[.D29]*[.D29]" office:value-type="float" office:value="10404">
            <text:p>104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07">
            <text:p>107.00</text:p>
          </table:table-cell>
          <table:table-cell table:formula="of:=[.D30]*[.$G$3]+[.$G$4]" office:value-type="float" office:value="41.6666666666667">
            <text:p>41.67</text:p>
          </table:table-cell>
          <table:table-cell table:formula="of:=2*(RAND()-0.5)*[.$G$5]" office:value-type="float" office:value="-15.963708916679">
            <text:p>-15.96</text:p>
          </table:table-cell>
          <table:table-cell table:style-name="ce2" table:formula="of:=[.E30]+[.F30]" office:value-type="float" office:value="25.7029577499876">
            <text:p>25.70</text:p>
          </table:table-cell>
          <table:table-cell table:style-name="ce2" table:formula="of:=[.D30]*[.G30]" office:value-type="float" office:value="2750.21647924868">
            <text:p>2750.22</text:p>
          </table:table-cell>
          <table:table-cell table:style-name="ce2" table:formula="of:=[.D30]*[.D30]" office:value-type="float" office:value="11449">
            <text:p>114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12">
            <text:p>112.00</text:p>
          </table:table-cell>
          <table:table-cell table:formula="of:=[.D31]*[.$G$3]+[.$G$4]" office:value-type="float" office:value="44.4444444444444">
            <text:p>44.44</text:p>
          </table:table-cell>
          <table:table-cell table:formula="of:=2*(RAND()-0.5)*[.$G$5]" office:value-type="float" office:value="-11.9962239917368">
            <text:p>-12.00</text:p>
          </table:table-cell>
          <table:table-cell table:style-name="ce2" table:formula="of:=[.E31]+[.F31]" office:value-type="float" office:value="32.4482204527077">
            <text:p>32.45</text:p>
          </table:table-cell>
          <table:table-cell table:style-name="ce2" table:formula="of:=[.D31]*[.G31]" office:value-type="float" office:value="3634.20069070326">
            <text:p>3634.20</text:p>
          </table:table-cell>
          <table:table-cell table:style-name="ce2" table:formula="of:=[.D31]*[.D31]" office:value-type="float" office:value="12544">
            <text:p>125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17">
            <text:p>117.00</text:p>
          </table:table-cell>
          <table:table-cell table:formula="of:=[.D32]*[.$G$3]+[.$G$4]" office:value-type="float" office:value="47.2222222222222">
            <text:p>47.22</text:p>
          </table:table-cell>
          <table:table-cell table:formula="of:=2*(RAND()-0.5)*[.$G$5]" office:value-type="float" office:value="-18.5886978730559">
            <text:p>-18.59</text:p>
          </table:table-cell>
          <table:table-cell table:style-name="ce2" table:formula="of:=[.E32]+[.F32]" office:value-type="float" office:value="28.6335243491663">
            <text:p>28.63</text:p>
          </table:table-cell>
          <table:table-cell table:style-name="ce2" table:formula="of:=[.D32]*[.G32]" office:value-type="float" office:value="3350.12234885246">
            <text:p>3350.12</text:p>
          </table:table-cell>
          <table:table-cell table:style-name="ce2" table:formula="of:=[.D32]*[.D32]" office:value-type="float" office:value="13689">
            <text:p>136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22">
            <text:p>122.00</text:p>
          </table:table-cell>
          <table:table-cell table:formula="of:=[.D33]*[.$G$3]+[.$G$4]" office:value-type="float" office:value="50">
            <text:p>50.00</text:p>
          </table:table-cell>
          <table:table-cell table:formula="of:=2*(RAND()-0.5)*[.$G$5]" office:value-type="float" office:value="6.90678057260811">
            <text:p>6.91</text:p>
          </table:table-cell>
          <table:table-cell table:style-name="ce2" table:formula="of:=[.E33]+[.F33]" office:value-type="float" office:value="56.9067805726081">
            <text:p>56.91</text:p>
          </table:table-cell>
          <table:table-cell table:style-name="ce2" table:formula="of:=[.D33]*[.G33]" office:value-type="float" office:value="6942.62722985819">
            <text:p>6942.63</text:p>
          </table:table-cell>
          <table:table-cell table:style-name="ce2" table:formula="of:=[.D33]*[.D33]" office:value-type="float" office:value="14884">
            <text:p>148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27">
            <text:p>127.00</text:p>
          </table:table-cell>
          <table:table-cell table:formula="of:=[.D34]*[.$G$3]+[.$G$4]" office:value-type="float" office:value="52.7777777777778">
            <text:p>52.78</text:p>
          </table:table-cell>
          <table:table-cell table:formula="of:=2*(RAND()-0.5)*[.$G$5]" office:value-type="float" office:value="8.6094518750906">
            <text:p>8.61</text:p>
          </table:table-cell>
          <table:table-cell table:style-name="ce2" table:formula="of:=[.E34]+[.F34]" office:value-type="float" office:value="61.3872296528684">
            <text:p>61.39</text:p>
          </table:table-cell>
          <table:table-cell table:style-name="ce2" table:formula="of:=[.D34]*[.G34]" office:value-type="float" office:value="7796.17816591428">
            <text:p>7796.18</text:p>
          </table:table-cell>
          <table:table-cell table:style-name="ce2" table:formula="of:=[.D34]*[.D34]" office:value-type="float" office:value="16129">
            <text:p>161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2">
            <text:p>132.00</text:p>
          </table:table-cell>
          <table:table-cell table:formula="of:=[.D35]*[.$G$3]+[.$G$4]" office:value-type="float" office:value="55.5555555555556">
            <text:p>55.56</text:p>
          </table:table-cell>
          <table:table-cell table:formula="of:=2*(RAND()-0.5)*[.$G$5]" office:value-type="float" office:value="10.9395232331008">
            <text:p>10.94</text:p>
          </table:table-cell>
          <table:table-cell table:style-name="ce2" table:formula="of:=[.E35]+[.F35]" office:value-type="float" office:value="66.4950787886563">
            <text:p>66.50</text:p>
          </table:table-cell>
          <table:table-cell table:style-name="ce2" table:formula="of:=[.D35]*[.G35]" office:value-type="float" office:value="8777.35040010264">
            <text:p>8777.35</text:p>
          </table:table-cell>
          <table:table-cell table:style-name="ce2" table:formula="of:=[.D35]*[.D35]" office:value-type="float" office:value="17424">
            <text:p>174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37">
            <text:p>137.00</text:p>
          </table:table-cell>
          <table:table-cell table:formula="of:=[.D36]*[.$G$3]+[.$G$4]" office:value-type="float" office:value="58.3333333333333">
            <text:p>58.33</text:p>
          </table:table-cell>
          <table:table-cell table:formula="of:=2*(RAND()-0.5)*[.$G$5]" office:value-type="float" office:value="-11.0287690069526">
            <text:p>-11.03</text:p>
          </table:table-cell>
          <table:table-cell table:style-name="ce2" table:formula="of:=[.E36]+[.F36]" office:value-type="float" office:value="47.3045643263807">
            <text:p>47.30</text:p>
          </table:table-cell>
          <table:table-cell table:style-name="ce2" table:formula="of:=[.D36]*[.G36]" office:value-type="float" office:value="6480.72531271415">
            <text:p>6480.73</text:p>
          </table:table-cell>
          <table:table-cell table:style-name="ce2" table:formula="of:=[.D36]*[.D36]" office:value-type="float" office:value="18769">
            <text:p>187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42">
            <text:p>142.00</text:p>
          </table:table-cell>
          <table:table-cell table:formula="of:=[.D37]*[.$G$3]+[.$G$4]" office:value-type="float" office:value="61.1111111111111">
            <text:p>61.11</text:p>
          </table:table-cell>
          <table:table-cell table:formula="of:=2*(RAND()-0.5)*[.$G$5]" office:value-type="float" office:value="6.93089834414423">
            <text:p>6.93</text:p>
          </table:table-cell>
          <table:table-cell table:style-name="ce2" table:formula="of:=[.E37]+[.F37]" office:value-type="float" office:value="68.0420094552553">
            <text:p>68.04</text:p>
          </table:table-cell>
          <table:table-cell table:style-name="ce2" table:formula="of:=[.D37]*[.G37]" office:value-type="float" office:value="9661.96534264626">
            <text:p>9661.97</text:p>
          </table:table-cell>
          <table:table-cell table:style-name="ce2" table:formula="of:=[.D37]*[.D37]" office:value-type="float" office:value="20164">
            <text:p>201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47">
            <text:p>147.00</text:p>
          </table:table-cell>
          <table:table-cell table:formula="of:=[.D38]*[.$G$3]+[.$G$4]" office:value-type="float" office:value="63.8888888888889">
            <text:p>63.89</text:p>
          </table:table-cell>
          <table:table-cell table:formula="of:=2*(RAND()-0.5)*[.$G$5]" office:value-type="float" office:value="0.0775422435253859">
            <text:p>0.08</text:p>
          </table:table-cell>
          <table:table-cell table:style-name="ce2" table:formula="of:=[.E38]+[.F38]" office:value-type="float" office:value="63.9664311324143">
            <text:p>63.97</text:p>
          </table:table-cell>
          <table:table-cell table:style-name="ce2" table:formula="of:=[.D38]*[.G38]" office:value-type="float" office:value="9403.0653764649">
            <text:p>9403.07</text:p>
          </table:table-cell>
          <table:table-cell table:style-name="ce2" table:formula="of:=[.D38]*[.D38]" office:value-type="float" office:value="21609">
            <text:p>216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52">
            <text:p>152.00</text:p>
          </table:table-cell>
          <table:table-cell table:formula="of:=[.D39]*[.$G$3]+[.$G$4]" office:value-type="float" office:value="66.6666666666667">
            <text:p>66.67</text:p>
          </table:table-cell>
          <table:table-cell table:formula="of:=2*(RAND()-0.5)*[.$G$5]" office:value-type="float" office:value="3.3401772659272">
            <text:p>3.34</text:p>
          </table:table-cell>
          <table:table-cell table:style-name="ce2" table:formula="of:=[.E39]+[.F39]" office:value-type="float" office:value="70.0068439325939">
            <text:p>70.01</text:p>
          </table:table-cell>
          <table:table-cell table:style-name="ce2" table:formula="of:=[.D39]*[.G39]" office:value-type="float" office:value="10641.0402777543">
            <text:p>10641.04</text:p>
          </table:table-cell>
          <table:table-cell table:style-name="ce2" table:formula="of:=[.D39]*[.D39]" office:value-type="float" office:value="23104">
            <text:p>231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57">
            <text:p>157.00</text:p>
          </table:table-cell>
          <table:table-cell table:formula="of:=[.D40]*[.$G$3]+[.$G$4]" office:value-type="float" office:value="69.4444444444445">
            <text:p>69.44</text:p>
          </table:table-cell>
          <table:table-cell table:formula="of:=2*(RAND()-0.5)*[.$G$5]" office:value-type="float" office:value="-13.547310680151">
            <text:p>-13.55</text:p>
          </table:table-cell>
          <table:table-cell table:style-name="ce2" table:formula="of:=[.E40]+[.F40]" office:value-type="float" office:value="55.8971337642935">
            <text:p>55.90</text:p>
          </table:table-cell>
          <table:table-cell table:style-name="ce2" table:formula="of:=[.D40]*[.G40]" office:value-type="float" office:value="8775.85000099407">
            <text:p>8775.85</text:p>
          </table:table-cell>
          <table:table-cell table:style-name="ce2" table:formula="of:=[.D40]*[.D40]" office:value-type="float" office:value="24649">
            <text:p>246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62">
            <text:p>162.00</text:p>
          </table:table-cell>
          <table:table-cell table:formula="of:=[.D41]*[.$G$3]+[.$G$4]" office:value-type="float" office:value="72.2222222222222">
            <text:p>72.22</text:p>
          </table:table-cell>
          <table:table-cell table:formula="of:=2*(RAND()-0.5)*[.$G$5]" office:value-type="float" office:value="12.4908087402582">
            <text:p>12.49</text:p>
          </table:table-cell>
          <table:table-cell table:style-name="ce2" table:formula="of:=[.E41]+[.F41]" office:value-type="float" office:value="84.7130309624805">
            <text:p>84.71</text:p>
          </table:table-cell>
          <table:table-cell table:style-name="ce2" table:formula="of:=[.D41]*[.G41]" office:value-type="float" office:value="13723.5110159218">
            <text:p>13723.51</text:p>
          </table:table-cell>
          <table:table-cell table:style-name="ce2" table:formula="of:=[.D41]*[.D41]" office:value-type="float" office:value="26244">
            <text:p>2624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67">
            <text:p>167.00</text:p>
          </table:table-cell>
          <table:table-cell table:formula="of:=[.D42]*[.$G$3]+[.$G$4]" office:value-type="float" office:value="75">
            <text:p>75.00</text:p>
          </table:table-cell>
          <table:table-cell table:formula="of:=2*(RAND()-0.5)*[.$G$5]" office:value-type="float" office:value="-12.2935942281038">
            <text:p>-12.29</text:p>
          </table:table-cell>
          <table:table-cell table:style-name="ce2" table:formula="of:=[.E42]+[.F42]" office:value-type="float" office:value="62.7064057718962">
            <text:p>62.71</text:p>
          </table:table-cell>
          <table:table-cell table:style-name="ce2" table:formula="of:=[.D42]*[.G42]" office:value-type="float" office:value="10471.9697639067">
            <text:p>10471.97</text:p>
          </table:table-cell>
          <table:table-cell table:style-name="ce2" table:formula="of:=[.D42]*[.D42]" office:value-type="float" office:value="27889">
            <text:p>2788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72">
            <text:p>172.00</text:p>
          </table:table-cell>
          <table:table-cell table:formula="of:=[.D43]*[.$G$3]+[.$G$4]" office:value-type="float" office:value="77.7777777777778">
            <text:p>77.78</text:p>
          </table:table-cell>
          <table:table-cell table:formula="of:=2*(RAND()-0.5)*[.$G$5]" office:value-type="float" office:value="6.92581675946713">
            <text:p>6.93</text:p>
          </table:table-cell>
          <table:table-cell table:style-name="ce2" table:formula="of:=[.E43]+[.F43]" office:value-type="float" office:value="84.7035945372449">
            <text:p>84.70</text:p>
          </table:table-cell>
          <table:table-cell table:style-name="ce2" table:formula="of:=[.D43]*[.G43]" office:value-type="float" office:value="14569.0182604061">
            <text:p>14569.02</text:p>
          </table:table-cell>
          <table:table-cell table:style-name="ce2" table:formula="of:=[.D43]*[.D43]" office:value-type="float" office:value="29584">
            <text:p>2958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77">
            <text:p>177.00</text:p>
          </table:table-cell>
          <table:table-cell table:formula="of:=[.D44]*[.$G$3]+[.$G$4]" office:value-type="float" office:value="80.5555555555556">
            <text:p>80.56</text:p>
          </table:table-cell>
          <table:table-cell table:formula="of:=2*(RAND()-0.5)*[.$G$5]" office:value-type="float" office:value="-8.6543292645365">
            <text:p>-8.65</text:p>
          </table:table-cell>
          <table:table-cell table:style-name="ce2" table:formula="of:=[.E44]+[.F44]" office:value-type="float" office:value="71.9012262910191">
            <text:p>71.90</text:p>
          </table:table-cell>
          <table:table-cell table:style-name="ce2" table:formula="of:=[.D44]*[.G44]" office:value-type="float" office:value="12726.5170535104">
            <text:p>12726.52</text:p>
          </table:table-cell>
          <table:table-cell table:style-name="ce2" table:formula="of:=[.D44]*[.D44]" office:value-type="float" office:value="31329">
            <text:p>3132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82">
            <text:p>182.00</text:p>
          </table:table-cell>
          <table:table-cell table:formula="of:=[.D45]*[.$G$3]+[.$G$4]" office:value-type="float" office:value="83.3333333333333">
            <text:p>83.33</text:p>
          </table:table-cell>
          <table:table-cell table:formula="of:=2*(RAND()-0.5)*[.$G$5]" office:value-type="float" office:value="19.9800964258611">
            <text:p>19.98</text:p>
          </table:table-cell>
          <table:table-cell table:style-name="ce2" table:formula="of:=[.E45]+[.F45]" office:value-type="float" office:value="103.313429759194">
            <text:p>103.31</text:p>
          </table:table-cell>
          <table:table-cell table:style-name="ce2" table:formula="of:=[.D45]*[.G45]" office:value-type="float" office:value="18803.0442161734">
            <text:p>18803.04</text:p>
          </table:table-cell>
          <table:table-cell table:style-name="ce2" table:formula="of:=[.D45]*[.D45]" office:value-type="float" office:value="33124">
            <text:p>3312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87">
            <text:p>187.00</text:p>
          </table:table-cell>
          <table:table-cell table:formula="of:=[.D46]*[.$G$3]+[.$G$4]" office:value-type="float" office:value="86.1111111111111">
            <text:p>86.11</text:p>
          </table:table-cell>
          <table:table-cell table:formula="of:=2*(RAND()-0.5)*[.$G$5]" office:value-type="float" office:value="5.06324833258987">
            <text:p>5.06</text:p>
          </table:table-cell>
          <table:table-cell table:style-name="ce2" table:formula="of:=[.E46]+[.F46]" office:value-type="float" office:value="91.174359443701">
            <text:p>91.17</text:p>
          </table:table-cell>
          <table:table-cell table:style-name="ce2" table:formula="of:=[.D46]*[.G46]" office:value-type="float" office:value="17049.6052159721">
            <text:p>17049.61</text:p>
          </table:table-cell>
          <table:table-cell table:style-name="ce2" table:formula="of:=[.D46]*[.D46]" office:value-type="float" office:value="34969">
            <text:p>3496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2">
            <text:p>192.00</text:p>
          </table:table-cell>
          <table:table-cell table:formula="of:=[.D47]*[.$G$3]+[.$G$4]" office:value-type="float" office:value="88.8888888888889">
            <text:p>88.89</text:p>
          </table:table-cell>
          <table:table-cell table:formula="of:=2*(RAND()-0.5)*[.$G$5]" office:value-type="float" office:value="8.47026932053268">
            <text:p>8.47</text:p>
          </table:table-cell>
          <table:table-cell table:style-name="ce2" table:formula="of:=[.E47]+[.F47]" office:value-type="float" office:value="97.3591582094216">
            <text:p>97.36</text:p>
          </table:table-cell>
          <table:table-cell table:style-name="ce2" table:formula="of:=[.D47]*[.G47]" office:value-type="float" office:value="18692.9583762089">
            <text:p>18692.96</text:p>
          </table:table-cell>
          <table:table-cell table:style-name="ce2" table:formula="of:=[.D47]*[.D47]" office:value-type="float" office:value="36864">
            <text:p>3686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7">
            <text:p>197.00</text:p>
          </table:table-cell>
          <table:table-cell table:formula="of:=[.D48]*[.$G$3]+[.$G$4]" office:value-type="float" office:value="91.6666666666667">
            <text:p>91.67</text:p>
          </table:table-cell>
          <table:table-cell table:formula="of:=2*(RAND()-0.5)*[.$G$5]" office:value-type="float" office:value="-4.93900706060231">
            <text:p>-4.94</text:p>
          </table:table-cell>
          <table:table-cell table:style-name="ce2" table:formula="of:=[.E48]+[.F48]" office:value-type="float" office:value="86.7276596060644">
            <text:p>86.73</text:p>
          </table:table-cell>
          <table:table-cell table:style-name="ce2" table:formula="of:=[.D48]*[.G48]" office:value-type="float" office:value="17085.3489423947">
            <text:p>17085.35</text:p>
          </table:table-cell>
          <table:table-cell table:style-name="ce2" table:formula="of:=[.D48]*[.D48]" office:value-type="float" office:value="38809">
            <text:p>3880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2">
            <text:p>202.00</text:p>
          </table:table-cell>
          <table:table-cell table:formula="of:=[.D49]*[.$G$3]+[.$G$4]" office:value-type="float" office:value="94.4444444444445">
            <text:p>94.44</text:p>
          </table:table-cell>
          <table:table-cell table:formula="of:=2*(RAND()-0.5)*[.$G$5]" office:value-type="float" office:value="11.9331508688629">
            <text:p>11.93</text:p>
          </table:table-cell>
          <table:table-cell table:style-name="ce2" table:formula="of:=[.E49]+[.F49]" office:value-type="float" office:value="106.377595313307">
            <text:p>106.38</text:p>
          </table:table-cell>
          <table:table-cell table:style-name="ce2" table:formula="of:=[.D49]*[.G49]" office:value-type="float" office:value="21488.2742532881">
            <text:p>21488.27</text:p>
          </table:table-cell>
          <table:table-cell table:style-name="ce2" table:formula="of:=[.D49]*[.D49]" office:value-type="float" office:value="40804">
            <text:p>40804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7">
            <text:p>207.00</text:p>
          </table:table-cell>
          <table:table-cell table:formula="of:=[.D50]*[.$G$3]+[.$G$4]" office:value-type="float" office:value="97.2222222222222">
            <text:p>97.22</text:p>
          </table:table-cell>
          <table:table-cell table:formula="of:=2*(RAND()-0.5)*[.$G$5]" office:value-type="float" office:value="8.92410446889699">
            <text:p>8.92</text:p>
          </table:table-cell>
          <table:table-cell table:style-name="ce2" table:formula="of:=[.E50]+[.F50]" office:value-type="float" office:value="106.146326691119">
            <text:p>106.15</text:p>
          </table:table-cell>
          <table:table-cell table:style-name="ce2" table:formula="of:=[.D50]*[.G50]" office:value-type="float" office:value="21972.2896250617">
            <text:p>21972.29</text:p>
          </table:table-cell>
          <table:table-cell table:style-name="ce2" table:formula="of:=[.D50]*[.D50]" office:value-type="float" office:value="42849">
            <text:p>42849.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3" office:value-type="float" office:value="212">
            <text:p>212.00</text:p>
          </table:table-cell>
          <table:table-cell table:style-name="ce3" table:formula="of:=[.D51]*[.$G$3]+[.$G$4]" office:value-type="float" office:value="100">
            <text:p>100.00</text:p>
          </table:table-cell>
          <table:table-cell table:formula="of:=2*(RAND()-0.5)*[.$G$5]" office:value-type="float" office:value="-12.0847901701927">
            <text:p>-12.08</text:p>
          </table:table-cell>
          <table:table-cell table:style-name="ce2" table:formula="of:=[.E51]+[.F51]" office:value-type="float" office:value="87.9152098298073">
            <text:p>87.92</text:p>
          </table:table-cell>
          <table:table-cell table:style-name="ce2" table:formula="of:=[.D51]*[.G51]" office:value-type="float" office:value="18638.0244839191">
            <text:p>18638.02</text:p>
          </table:table-cell>
          <table:table-cell table:style-name="ce2" table:formula="of:=[.D51]*[.D51]" office:value-type="float" office:value="44944">
            <text:p>44944.00</text:p>
          </table:table-cell>
          <table:table-cell table:number-columns-repeated="3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6">03/16/2021</text:date>, <text:time>08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15T13:43:57.56</meta:creation-date>
    <dc:date>2021-03-16T08:50:41.79</dc:date>
    <dc:creator>Mark Lehr</dc:creator>
    <meta:editing-duration>PT13H5M33S</meta:editing-duration>
    <meta:editing-cycles>4</meta:editing-cycles>
    <meta:generator>OpenOffice/4.1.6$Win32 OpenOffice.org_project/416m1$Build-9790</meta:generator>
    <meta:document-statistic meta:table-count="1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25cm" svg:height="15.175cm" xlink:href=".." xlink:type="simple" chart:class="chart:scatter" chart:style-name="ch1">
        <chart:title svg:x="6.207cm" svg:y="0.439cm" chart:style-name="ch2">
          <text:p>Theory vs. Data</text:p>
        </chart:title>
        <chart:subtitle svg:x="5.599cm" svg:y="1.521cm" chart:style-name="ch3">
          <text:p>Temperature Conversion</text:p>
        </chart:subtitle>
        <chart:legend chart:legend-position="end" svg:x="11.847cm" svg:y="6.751cm" style:legend-expansion="high" chart:style-name="ch4"/>
        <chart:plot-area chart:style-name="ch5" table:cell-range-address="Calc1Sheet.D15:Calc1Sheet.F51 Calc1Sheet.E12:Calc1Sheet.E13 Calc1Sheet.G12:Calc1Sheet.G13 Calc1Sheet.G15:Calc1Sheet.G50 Calc1Sheet.F12:Calc1Sheet.F12" chart:data-source-has-labels="row" svg:x="1.35cm" svg:y="2.81cm" svg:width="9.873cm" svg:height="11.054cm">
          <chartooo:coordinate-region svg:x="2.633cm" svg:y="3.022cm" svg:width="8.072cm" svg:height="10.63cm"/>
          <chart:axis chart:dimension="x" chart:name="primary-x" chart:style-name="ch6">
            <chart:title svg:x="4.866cm" svg:y="14.168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6">
            <chart:title svg:x="0.451cm" svg:y="9.545cm" chart:style-name="ch9">
              <text:p>Degree Celsius</text:p>
            </chart:title>
            <chart:grid chart:style-name="ch8" chart:class="major"/>
          </chart:axis>
          <chart:series chart:style-name="ch10" chart:values-cell-range-address="Calc1Sheet.E15:Calc1Sheet.E51" chart:label-cell-address="Calc1Sheet.E12:Calc1Sheet.E13" chart:class="chart:scatter">
            <chart:domain table:cell-range-address="Calc1Sheet.D15:Calc1Sheet.D51"/>
            <chart:data-point chart:repeated="37"/>
          </chart:series>
          <chart:series chart:style-name="ch11" chart:values-cell-range-address="Calc1Sheet.G15:Calc1Sheet.G50" chart:label-cell-address="Calc1Sheet.G12:Calc1Sheet.G13" chart:class="chart:scatter">
            <chart:data-point chart:repeated="37"/>
          </chart:series>
          <chart:series chart:style-name="ch12" chart:values-cell-range-address="Calc1Sheet.F15:Calc1Sheet.F51" chart:label-cell-address="Calc1Sheet.F12:Calc1Sheet.F12" chart:class="chart:scatter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gree C y</text:p>
                <text:list>
                  <text:list-item>
                    <text:p>Degree C</text:p>
                  </text:list-item>
                  <text:list-item>
                    <text:p>y</text:p>
                  </text:list-item>
                </text:list>
                <draw:g>
                  <svg:desc>Calc1Sheet.E12:Calc1Sheet.E13</svg:desc>
                </draw:g>
              </table:table-cell>
              <table:table-cell office:value-type="string">
                <text:p>Measurement y'</text:p>
                <text:list>
                  <text:list-item>
                    <text:p>Measurement</text:p>
                  </text:list-item>
                  <text:list-item>
                    <text:p>y'</text:p>
                  </text:list-item>
                </text:list>
                <draw:g>
                  <svg:desc>Calc1Sheet.G12:Calc1Sheet.G13</svg:desc>
                </draw:g>
              </table:table-cell>
              <table:table-cell office:value-type="string">
                <text:p>Error</text:p>
                <draw:g>
                  <svg:desc>Calc1Sheet.F12:Calc1Sheet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Calc1Sheet.D15:Calc1Sheet.D51</svg:desc>
                </draw:g>
              </table:table-cell>
              <table:table-cell office:value-type="float" office:value="0">
                <text:p>0</text:p>
                <draw:g>
                  <svg:desc>Calc1Sheet.E15:Calc1Sheet.E51</svg:desc>
                </draw:g>
              </table:table-cell>
              <table:table-cell office:value-type="float" office:value="-6.57663294114172">
                <text:p>-6.57663294114172</text:p>
                <draw:g>
                  <svg:desc>Calc1Sheet.G15:Calc1Sheet.G50</svg:desc>
                </draw:g>
              </table:table-cell>
              <table:table-cell office:value-type="float" office:value="-6.57663294114172">
                <text:p>-6.57663294114172</text:p>
                <draw:g>
                  <svg:desc>Calc1Sheet.F15:Calc1Sheet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-11.1666693465991">
                <text:p>-11.1666693465991</text:p>
              </table:table-cell>
              <table:table-cell office:value-type="float" office:value="-13.9444471243769">
                <text:p>-13.9444471243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-5.31621897075739">
                <text:p>-5.31621897075739</text:p>
              </table:table-cell>
              <table:table-cell office:value-type="float" office:value="-10.8717745263129">
                <text:p>-10.8717745263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4.9148332172384">
                <text:p>24.9148332172384</text:p>
              </table:table-cell>
              <table:table-cell office:value-type="float" office:value="16.5814998839051">
                <text:p>16.5814998839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3.4921446452952">
                <text:p>13.4921446452952</text:p>
              </table:table-cell>
              <table:table-cell office:value-type="float" office:value="2.3810335341841">
                <text:p>2.3810335341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3.62077681244248">
                <text:p>3.62077681244248</text:p>
              </table:table-cell>
              <table:table-cell office:value-type="float" office:value="-10.2681120764464">
                <text:p>-10.268112076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4.7451584568868">
                <text:p>24.7451584568868</text:p>
              </table:table-cell>
              <table:table-cell office:value-type="float" office:value="8.07849179022014">
                <text:p>8.07849179022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37.770735066798">
                <text:p>37.770735066798</text:p>
              </table:table-cell>
              <table:table-cell office:value-type="float" office:value="18.3262906223536">
                <text:p>18.3262906223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31.7580677869005">
                <text:p>31.7580677869005</text:p>
              </table:table-cell>
              <table:table-cell office:value-type="float" office:value="9.53584556467831">
                <text:p>9.53584556467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44.613660145551">
                <text:p>44.613660145551</text:p>
              </table:table-cell>
              <table:table-cell office:value-type="float" office:value="19.613660145551">
                <text:p>19.613660145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18.8197312017696">
                <text:p>18.8197312017696</text:p>
              </table:table-cell>
              <table:table-cell office:value-type="float" office:value="-8.9580465760082">
                <text:p>-8.9580465760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43.423668048862">
                <text:p>43.423668048862</text:p>
              </table:table-cell>
              <table:table-cell office:value-type="float" office:value="12.8681124933064">
                <text:p>12.8681124933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.5668256965776">
                <text:p>14.5668256965776</text:p>
              </table:table-cell>
              <table:table-cell office:value-type="float" office:value="-18.7665076367557">
                <text:p>-18.7665076367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24.3649096611059">
                <text:p>24.3649096611059</text:p>
              </table:table-cell>
              <table:table-cell office:value-type="float" office:value="-11.7462014500052">
                <text:p>-11.746201450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2.4071604468756">
                <text:p>42.4071604468756</text:p>
              </table:table-cell>
              <table:table-cell office:value-type="float" office:value="3.51827155798674">
                <text:p>3.51827155798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5.7029577499876">
                <text:p>25.7029577499876</text:p>
              </table:table-cell>
              <table:table-cell office:value-type="float" office:value="-15.963708916679">
                <text:p>-15.963708916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2.4482204527077">
                <text:p>32.4482204527077</text:p>
              </table:table-cell>
              <table:table-cell office:value-type="float" office:value="-11.9962239917368">
                <text:p>-11.9962239917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28.6335243491663">
                <text:p>28.6335243491663</text:p>
              </table:table-cell>
              <table:table-cell office:value-type="float" office:value="-18.5886978730559">
                <text:p>-18.58869787305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6.9067805726081">
                <text:p>56.9067805726081</text:p>
              </table:table-cell>
              <table:table-cell office:value-type="float" office:value="6.90678057260811">
                <text:p>6.90678057260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61.3872296528684">
                <text:p>61.3872296528684</text:p>
              </table:table-cell>
              <table:table-cell office:value-type="float" office:value="8.6094518750906">
                <text:p>8.6094518750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6.4950787886563">
                <text:p>66.4950787886563</text:p>
              </table:table-cell>
              <table:table-cell office:value-type="float" office:value="10.9395232331008">
                <text:p>10.9395232331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47.3045643263807">
                <text:p>47.3045643263807</text:p>
              </table:table-cell>
              <table:table-cell office:value-type="float" office:value="-11.0287690069526">
                <text:p>-11.0287690069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8.0420094552553">
                <text:p>68.0420094552553</text:p>
              </table:table-cell>
              <table:table-cell office:value-type="float" office:value="6.93089834414423">
                <text:p>6.93089834414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3.9664311324143">
                <text:p>63.9664311324143</text:p>
              </table:table-cell>
              <table:table-cell office:value-type="float" office:value="0.0775422435253859">
                <text:p>0.0775422435253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0.0068439325939">
                <text:p>70.0068439325939</text:p>
              </table:table-cell>
              <table:table-cell office:value-type="float" office:value="3.3401772659272">
                <text:p>3.3401772659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55.8971337642935">
                <text:p>55.8971337642935</text:p>
              </table:table-cell>
              <table:table-cell office:value-type="float" office:value="-13.547310680151">
                <text:p>-13.547310680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84.7130309624805">
                <text:p>84.7130309624805</text:p>
              </table:table-cell>
              <table:table-cell office:value-type="float" office:value="12.4908087402582">
                <text:p>12.490808740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62.7064057718962">
                <text:p>62.7064057718962</text:p>
              </table:table-cell>
              <table:table-cell office:value-type="float" office:value="-12.2935942281038">
                <text:p>-12.2935942281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4.7035945372449">
                <text:p>84.7035945372449</text:p>
              </table:table-cell>
              <table:table-cell office:value-type="float" office:value="6.92581675946713">
                <text:p>6.92581675946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71.9012262910191">
                <text:p>71.9012262910191</text:p>
              </table:table-cell>
              <table:table-cell office:value-type="float" office:value="-8.6543292645365">
                <text:p>-8.6543292645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03.313429759194">
                <text:p>103.313429759194</text:p>
              </table:table-cell>
              <table:table-cell office:value-type="float" office:value="19.9800964258611">
                <text:p>19.9800964258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91.174359443701">
                <text:p>91.174359443701</text:p>
              </table:table-cell>
              <table:table-cell office:value-type="float" office:value="5.06324833258987">
                <text:p>5.06324833258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7.3591582094216">
                <text:p>97.3591582094216</text:p>
              </table:table-cell>
              <table:table-cell office:value-type="float" office:value="8.47026932053268">
                <text:p>8.47026932053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86.7276596060644">
                <text:p>86.7276596060644</text:p>
              </table:table-cell>
              <table:table-cell office:value-type="float" office:value="-4.93900706060231">
                <text:p>-4.93900706060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106.377595313307">
                <text:p>106.377595313307</text:p>
              </table:table-cell>
              <table:table-cell office:value-type="float" office:value="11.9331508688629">
                <text:p>11.9331508688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06.146326691119">
                <text:p>106.146326691119</text:p>
              </table:table-cell>
              <table:table-cell office:value-type="float" office:value="8.92410446889699">
                <text:p>8.924104468896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-12.0847901701927">
                <text:p>-12.0847901701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